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1" svg:font-family="'Courier New'" style:font-family-generic="modern"/>
    <style:font-face style:name="Arial Unicode MS1" svg:font-family="'Arial Unicode MS'" style:font-adornments="Standaard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153f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96b9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d61c0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080f2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0.5pt" fo:language="nl" fo:country="NL" fo:font-style="normal" fo:font-weight="normal" officeooo:paragraph-rsid="0179153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e9795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eb1e5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1eb1e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paragraph-rsid="01eb1e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9c8276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1" fo:font-size="12pt" fo:language="nl" fo:country="NL" officeooo:paragraph-rsid="01e4b79e" fo:background-color="transparent" style:font-size-asian="12pt" style:language-asian="nl" style:country-asian="NL" style:font-name-complex="Bitstream Vera Sans" style:font-size-complex="12p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9f2b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db2a3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eb064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f6183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203223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f8a66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1eb1e50" style:font-size-asian="12pt" style:font-size-complex="12pt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1feb064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style:text-properties officeooo:paragraph-rsid="01eb1e50"/>
    </style:style>
    <style:style style:name="P24" style:family="paragraph" style:parent-style-name="Standard">
      <style:text-properties officeooo:paragraph-rsid="01ee5567"/>
    </style:style>
    <style:style style:name="P25" style:family="paragraph" style:parent-style-name="Standard">
      <style:text-properties officeooo:paragraph-rsid="01d88a79"/>
    </style:style>
    <style:style style:name="P26" style:family="paragraph" style:parent-style-name="Standard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52ef09" officeooo:paragraph-rsid="017f04f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style:font-name="Liberation Sans2" fo:font-size="12pt" fo:language="nl" fo:country="NL" officeooo:paragraph-rsid="0179153f" fo:background-color="transparent" style:font-size-asian="12pt" style:language-asian="nl" style:country-asian="NL" style:font-name-complex="Bitstream Vera Sans" style:font-size-complex="12pt"/>
    </style:style>
    <style:style style:name="P28" style:family="paragraph" style:parent-style-name="Standard">
      <style:text-properties style:font-name="Liberation Sans2" fo:font-size="12pt" fo:language="nl" fo:country="NL" officeooo:paragraph-rsid="01adbcd8" fo:background-color="transparent" style:font-size-asian="12pt" style:language-asian="nl" style:country-asian="NL" style:font-name-complex="Bitstream Vera Sans" style:font-size-complex="12pt"/>
    </style:style>
    <style:style style:name="P29" style:family="paragraph" style:parent-style-name="Standard">
      <style:text-properties style:font-name="Liberation Sans2" fo:font-size="12pt" fo:font-style="italic" officeooo:rsid="05fe4687" officeooo:paragraph-rsid="01f408ce" style:font-size-asian="12pt" style:font-style-asian="italic" style:font-size-complex="12pt" style:font-style-complex="italic"/>
    </style:style>
    <style:style style:name="P30" style:family="paragraph" style:parent-style-name="Standard">
      <style:text-properties style:font-name="Liberation Sans2" fo:font-size="12pt" officeooo:paragraph-rsid="01eb1e50" style:font-size-asian="12pt" style:font-size-complex="12pt"/>
    </style:style>
    <style:style style:name="P31" style:family="paragraph" style:parent-style-name="Standard">
      <style:text-properties style:font-name="Liberation Sans2" fo:font-size="12pt" officeooo:paragraph-rsid="01ee5567" style:font-size-asian="12pt" style:font-size-complex="12pt"/>
    </style:style>
    <style:style style:name="P3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1adbcd8" officeooo:paragraph-rsid="01adbcd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rsid="02e5ade6" officeooo:paragraph-rsid="0234e22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b1e50"/>
    </style:style>
    <style:style style:name="P3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77274a0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34e22b"/>
    </style:style>
    <style:style style:name="P38" style:family="paragraph" style:parent-style-name="Standard" style:list-style-name="L1">
      <style:text-properties style:font-name="Liberation Sans2" fo:font-size="12pt" fo:language="nl" fo:country="NL" fo:font-style="normal" fo:font-weight="bold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9f079"/>
    </style:style>
    <style:style style:name="T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52ef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21f618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22613f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92aad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4d022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1ad1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0b9b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220322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226f02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77274a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22613f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219a62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21f618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226f020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8b6a5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21f618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21aec7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21c5c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226f02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22613f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8" style:family="text">
      <style:text-properties fo:color="#000000" style:text-line-through-style="none" style:text-line-through-type="none" style:font-name="Liberation Sans2" fo:font-size="12pt" fo:language="nl" fo:country="NL" fo:font-style="italic" style:text-underline-style="none" fo:font-weight="normal" officeooo:rsid="021f6183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9" style:family="text">
      <style:text-properties fo:color="#000000" style:text-line-through-style="none" style:text-line-through-type="none" style:font-name="Liberation Sans2" fo:font-size="12pt" fo:font-style="normal" style:text-underline-style="none" fo:font-weight="normal" officeooo:rsid="00bddfbe" style:font-name-asian="Ubuntu2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font-name="Liberation Sans2" fo:font-size="12pt" fo:language="nl" fo:country="NL" fo:font-weight="normal" officeooo:rsid="0142192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font-name="Liberation Sans2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style:font-name="Liberation Sans2" fo:font-size="12pt" fo:language="nl" fo:country="NL" fo:font-weight="normal" officeooo:rsid="01509e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font-name="Liberation Sans2" fo:font-size="12pt" fo:language="nl" fo:country="NL" fo:font-weight="normal" officeooo:rsid="01811e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Liberation Sans2" fo:font-size="12pt" fo:language="nl" fo:country="NL" fo:font-weight="normal" officeooo:rsid="01a576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Liberation Sans2" fo:font-size="12pt" fo:language="nl" fo:country="NL" fo:font-weight="normal" officeooo:rsid="0204fe3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font-name="Liberation Sans2" fo:font-size="12pt" fo:language="nl" fo:country="NL" fo:font-weight="normal" officeooo:rsid="008383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Liberation Sans2" fo:font-size="12pt" fo:language="nl" fo:country="NL" fo:font-weight="normal" officeooo:rsid="000b9b4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Liberation Sans2" fo:font-size="12pt" fo:language="nl" fo:country="NL" fo:font-weight="normal" officeooo:rsid="01b276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Liberation Sans2" fo:font-size="12pt" fo:language="nl" fo:country="NL" fo:font-weight="normal" officeooo:rsid="022854f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Liberation Sans2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Liberation Sans2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font-name="Liberation Mono" fo:font-size="12pt" fo:language="nl" fo:country="NL" style:text-underline-style="none" officeooo:rsid="0231840a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77" style:family="text">
      <style:text-properties fo:color="#000000" style:font-name="Liberation Mono" fo:font-size="12pt" fo:language="nl" fo:country="NL" style:text-underline-style="none" officeooo:rsid="022854ff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78" style:family="text">
      <style:text-properties fo:color="#000000" style:font-name="Liberation Mono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9" style:family="text">
      <style:text-properties fo:color="#000000" style:font-name="Liberation Mono" fo:font-size="12pt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0" style:family="text">
      <style:text-properties fo:color="#000000" style:font-name="Liberation Mono" fo:font-size="12pt" fo:language="nl" fo:country="NL" officeooo:rsid="01629742" fo:background-color="transparent" loext:char-shading-value="0" style:font-size-asian="12pt" style:language-asian="nl" style:country-asian="NL" style:font-size-complex="12pt"/>
    </style:style>
    <style:style style:name="T81" style:family="text">
      <style:text-properties style:text-line-through-style="none" style:text-line-through-type="none"/>
    </style:style>
    <style:style style:name="T82" style:family="text">
      <style:text-properties style:text-line-through-style="none" style:text-line-through-type="none" officeooo:rsid="0154e886"/>
    </style:style>
    <style:style style:name="T83" style:family="text">
      <style:text-properties style:text-line-through-style="none" style:text-line-through-type="none" officeooo:rsid="0183b5ef"/>
    </style:style>
    <style:style style:name="T84" style:family="text">
      <style:text-properties style:text-line-through-style="none" style:text-line-through-type="none" officeooo:rsid="064c9632"/>
    </style:style>
    <style:style style:name="T85" style:family="text">
      <style:text-properties style:text-line-through-style="none" style:text-line-through-type="none" officeooo:rsid="02eddb5a"/>
    </style:style>
    <style:style style:name="T86" style:family="text">
      <style:text-properties style:text-line-through-style="none" style:text-line-through-type="none" officeooo:rsid="01f0312a"/>
    </style:style>
    <style:style style:name="T87" style:family="text">
      <style:text-properties style:text-line-through-style="none" style:text-line-through-type="none" style:font-name="Liberation Sans2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style:text-line-through-style="none" style:text-line-through-type="none" style:font-name="Liberation Sans2" fo:font-size="12pt" style:text-underline-style="none" style:font-name-asian="DejaVu Sans" style:font-size-asian="12pt" style:font-size-complex="12pt"/>
    </style:style>
    <style:style style:name="T89" style:family="text">
      <style:text-properties style:text-line-through-style="none" style:text-line-through-type="none" style:font-name="Liberation Sans2" fo:font-size="12pt" fo:font-weight="normal" officeooo:rsid="018cdc78" style:font-weight-asian="normal" style:font-weight-complex="normal"/>
    </style:style>
    <style:style style:name="T90" style:family="text">
      <style:text-properties style:text-line-through-style="none" style:text-line-through-type="none" style:font-name="Liberation Sans2" fo:font-size="12pt" fo:font-weight="normal" officeooo:rsid="01e228c8" style:font-weight-asian="normal" style:font-weight-complex="normal"/>
    </style:style>
    <style:style style:name="T91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style:font-name="Liberation Sans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style:font-name="Liberation Sans2" fo:font-size="12pt" fo:language="nl" fo:country="NL" officeooo:rsid="00ce76b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style:font-name="Liberation Sans2" fo:font-size="12pt" fo:language="nl" fo:country="NL" officeooo:rsid="0038d3c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style:font-name="Liberation Sans2"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style:font-name="Liberation Sans2" fo:font-size="12pt" fo:language="nl" fo:country="NL" officeooo:rsid="00ce76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style:font-name="Liberation Sans2" fo:font-size="12pt" style:font-size-asian="12pt" style:font-size-complex="12pt"/>
    </style:style>
    <style:style style:name="T98" style:family="text">
      <style:text-properties style:font-name="Liberation Sans2" fo:font-size="12pt" officeooo:rsid="01c5b747" style:font-size-asian="12pt" style:font-size-complex="12pt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Strong_20_Emphasis"><text:span text:style-name="T61">C</text:span></text:span><text:span text:style-name="Strong_20_Emphasis"><text:span text:style-name="T60">hecklist voor </text:span></text:span><text:span text:style-name="Strong_20_Emphasis"><text:span text:style-name="T62">de installatie</text:span></text:span><text:span text:style-name="Strong_20_Emphasis"><text:span text:style-name="T63"> </text:span></text:span><text:span text:style-name="Strong_20_Emphasis"><text:span text:style-name="T60">van </text:span></text:span><text:reference-mark-start text:name="Distributie"/><text:span text:style-name="Strong_20_Emphasis"><text:span text:style-name="T64">Ubunt</text:span></text:span><text:span text:style-name="Strong_20_Emphasis"><text:span text:style-name="T65">u</text:span></text:span><text:reference-mark-end text:name="Distributie"/><text:span text:style-name="Strong_20_Emphasis"><text:span text:style-name="T64"> </text:span></text:span><text:reference-mark-start text:name="Versie"/><text:span text:style-name="T98">20</text:span><text:span text:style-name="Strong_20_Emphasis"><text:span text:style-name="T66">.0</text:span></text:span><text:span text:style-name="Strong_20_Emphasis"><text:span text:style-name="T67">4</text:span></text:span><text:reference-mark-end text:name="Versie"/><text:span text:style-name="Strong_20_Emphasis"><text:span text:style-name="T72"> </text:span></text:span><text:span text:style-name="Strong_20_Emphasis"><text:span text:style-name="T73">LTS</text:span></text:span><text:span text:style-name="Strong_20_Emphasis"><text:span text:style-name="T7"> </text:span></text:span><text:reference-mark-start text:name="Editie"/><text:span text:style-name="Strong_20_Emphasis"><text:span text:style-name="T68">desktop</text:span></text:span><text:reference-mark-end text:name="Editie"/><text:span text:style-name="Strong_20_Emphasis"><text:span text:style-name="T69"> </text:span></text:span><text:span text:style-name="Strong_20_Emphasis"><text:span text:style-name="T60">op </text:span></text:span><text:reference-mark-start text:name="Computernaam"/><text:span text:style-name="Strong_20_Emphasis"><text:span text:style-name="T70">pc</text:span></text:span><text:span text:style-name="Strong_20_Emphasis"><text:span text:style-name="T60">0</text:span></text:span><text:span text:style-name="Strong_20_Emphasis"><text:span text:style-name="T71">1</text:span></text:span><text:reference-mark-end text:name="Computernaam"/><text:span text:style-name="T60">.</text:span><text:span text:style-name="Strong_20_Emphasis"><text:span text:style-name="T60"><text:line-break/></text:span></text:span></text:p>
      <text:p text:style-name="P12"><text:span text:style-name="T8">Kijk op </text:span><text:a xlink:type="simple" xlink:href="https://www.karelzimmer.nl/" text:style-name="Internet_20_link" text:visited-style-name="Visited_20_Internet_20_Link"><text:span text:style-name="Internet_20_link"><text:span text:style-name="T87">karelzimmer.nl</text:span></text:span></text:a><text:span text:style-name="T8"> </text:span><text:span text:style-name="T9">voor</text:span><text:span text:style-name="T10"> </text:span><text:span text:style-name="T91">deze en andere </text:span><text:span text:style-name="T11">checklists, scripts, en overige bestanden.</text:span></text:p>
      <text:p text:style-name="P26"/>
      <text:p text:style-name="P29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7"><text:span text:style-name="Strong_20_Emphasis"><text:span text:style-name="T74"/></text:span></text:p>
      <text:p text:style-name="P2"><text:span text:style-name="Definition"><text:span text:style-name="T93">g</text:span></text:span><text:span text:style-name="Definition"><text:span text:style-name="T92">ebruiker</text:span></text:span><text:span text:style-name="T60"><text:tab/><text:tab/><text:tab/><text:tab/></text:span><text:span text:style-name="User_20_Entry"><text:span text:style-name="T76">Monique Zimmer</text:span></text:span></text:p>
      <text:p text:style-name="P2"><text:span text:style-name="Definition"><text:span text:style-name="T93">g</text:span></text:span><text:span text:style-name="Definition"><text:span text:style-name="T92">ebruikersnaam<text:tab/></text:span></text:span><text:span text:style-name="User_20_Entry"><text:span text:style-name="T76">monique</text:span></text:span></text:p>
      <text:p text:style-name="P3"><text:span text:style-name="Definition"><text:span text:style-name="T93">c</text:span></text:span><text:span text:style-name="Definition"><text:span text:style-name="T92">omputernaam</text:span></text:span><text:span text:style-name="Definition"><text:span text:style-name="T94"><text:tab/><text:tab/></text:span></text:span><text:span text:style-name="User_20_Entry"><text:span text:style-name="T78"><text:reference-ref text:reference-format="text" text:ref-name="Computernaam">pc01</text:reference-ref></text:span></text:span></text:p>
      <text:p text:style-name="P5"><text:span text:style-name="Definition"><text:span text:style-name="T93">o</text:span></text:span><text:span text:style-name="Definition"><text:span text:style-name="T95">pstartmenu</text:span></text:span><text:span text:style-name="T60"><text:tab/><text:tab/><text:tab/></text:span><text:span text:style-name="User_20_Entry"><text:span text:style-name="T79">F12</text:span></text:span><text:span text:style-name="T60"> </text:span></text:p>
      <text:p text:style-name="P5"><text:span text:style-name="Definition"><text:span text:style-name="T93">i</text:span></text:span><text:span text:style-name="Definition"><text:span text:style-name="T95">nstellingen</text:span></text:span><text:span text:style-name="T60"><text:tab/><text:tab/><text:tab/></text:span><text:span text:style-name="User_20_Entry"><text:span text:style-name="T80">F</text:span></text:span><text:span text:style-name="User_20_Entry"><text:span text:style-name="T77">2</text:span></text:span></text:p>
      <text:p text:style-name="P6"><text:span text:style-name="Definition"><text:span text:style-name="T96"/></text:span></text:p>
      <text:p text:style-name="P9"/>
      <text:list xml:id="list2318914213" text:style-name="L1">
        <text:list-item>
          <text:p text:style-name="P38">Installatie voorbereiden</text:p>
        </text:list-item>
      </text:list>
      <text:p text:style-name="P8"><text:span text:style-name="Emphasis"><text:span text:style-name="T88"/></text:span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3"><text:span text:style-name="Strong_20_Emphasis"><text:span text:style-name="T22"><text:s/></text:span></text:span><text:span text:style-name="Strong_20_Emphasis"><text:span text:style-name="T40"><draw:control text:anchor-type="as-char" draw:z-index="0" draw:name="Vorm1" draw:style-name="gr1" draw:text-style-name="P3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5"><text:span text:style-name="Strong_20_Emphasis"><text:span text:style-name="T23">Volg</text:span></text:span><text:span text:style-name="Strong_20_Emphasis"><text:span text:style-name="T24"> de stappen in </text:span></text:span><text:span text:style-name="Strong_20_Emphasis"><text:span text:style-name="T25">Checklist</text:span></text:span><text:span text:style-name="Strong_20_Emphasis"><text:span text:style-name="T26"> </text:span></text:span><text:span text:style-name="Strong_20_Emphasis"><text:span text:style-name="T25">installatie</text:span></text:span><text:span text:style-name="Strong_20_Emphasis"><text:span text:style-name="T26"> </text:span></text:span><text:span text:style-name="Strong_20_Emphasis"><text:span text:style-name="T25"><text:reference-ref text:reference-format="text" text:ref-name="Distributie">Ubuntu</text:reference-ref></text:span></text:span><text:span text:style-name="Strong_20_Emphasis"><text:span text:style-name="T26"><text:s/></text:span></text:span><text:span text:style-name="Strong_20_Emphasis"><text:span text:style-name="T25"><text:reference-ref text:reference-format="text" text:ref-name="Versie">20.04</text:reference-ref></text:span></text:span><text:span text:style-name="Strong_20_Emphasis"><text:span text:style-name="T26"><text:s/></text:span></text:span><text:span text:style-name="Strong_20_Emphasis"><text:span text:style-name="T25"><text:reference-ref text:reference-format="text" text:ref-name="Editie">desktop</text:reference-ref></text:span></text:span><text:span text:style-name="Strong_20_Emphasis"><text:span text:style-name="T25">.</text:span></text:span></text:p>
          </table:table-cell>
        </table:table-row>
      </table:table>
      <text:p text:style-name="P10"/>
      <text:list xml:id="list80927004189898" text:continue-numbering="true" text:style-name="L1">
        <text:list-item>
          <text:list>
            <text:list-header>
              <text:p text:style-name="P32"/>
            </text:list-header>
          </text:list>
        </text:list-item>
        <text:list-item>
          <text:p text:style-name="P35"><text:span text:style-name="Strong_20_Emphasis"><text:span text:style-name="T43">Installatie uitvoeren</text:span></text:span></text:p>
        </text:list-item>
      </text:list>
      <text:p text:style-name="P8"><text:span text:style-name="Emphasis"><text:span text:style-name="T88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3"><text:span text:style-name="Strong_20_Emphasis"><text:span text:style-name="T22"><text:s/></text:span></text:span><text:span text:style-name="Strong_20_Emphasis"><text:span text:style-name="T40"><draw:control text:anchor-type="as-char" draw:z-index="1" draw:name="Vorm2" draw:style-name="gr1" draw:text-style-name="P39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27">Start de computer op vanaf</text:span></text:span><text:span text:style-name="Strong_20_Emphasis"><text:span text:style-name="T28"> </text:span></text:span><text:span text:style-name="Strong_20_Emphasis"><text:span text:style-name="T29">een </text:span></text:span><text:span text:style-name="Strong_20_Emphasis"><text:span text:style-name="T29"><text:reference-ref text:reference-format="text" text:ref-name="Distributie">Ubuntu</text:reference-ref></text:span></text:span><text:span text:style-name="Strong_20_Emphasis"><text:span text:style-name="T28"><text:s/></text:span></text:span><text:span text:style-name="Strong_20_Emphasis"><text:span text:style-name="T28"><text:reference-ref text:reference-format="text" text:ref-name="Versie">20.04</text:reference-ref></text:span></text:span><text:span text:style-name="Strong_20_Emphasis"><text:span text:style-name="T28"><text:s/></text:span></text:span><text:span text:style-name="Strong_20_Emphasis"><text:span text:style-name="T28"><text:reference-ref text:reference-format="text" text:ref-name="Editie">desktop</text:reference-ref></text:span></text:span><text:span text:style-name="Strong_20_Emphasis"><text:span text:style-name="T28"><text:s/></text:span></text:span><text:reference-mark-start text:name="Bitbreedte"/><text:span text:style-name="Strong_20_Emphasis"><text:span text:style-name="T30">64</text:span></text:span><text:span text:style-name="Strong_20_Emphasis"><text:span text:style-name="T31">-bit</text:span></text:span><text:reference-mark-end text:name="Bitbreedte"/><text:span text:style-name="Strong_20_Emphasis"><text:span text:style-name="T28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14"><text:span text:style-name="T12">K</text:span><text:span text:style-name="T13">ies </text:span><text:span text:style-name="Strong_20_Emphasis"><text:span text:style-name="T49">UEFI BOOT: </text:span></text:span><text:span text:style-name="Strong_20_Emphasis"><text:span text:style-name="T45">U</text:span></text:span><text:span text:style-name="Strong_20_Emphasis"><text:span text:style-name="T49">buntu</text:span></text:span><text:span text:style-name="T49"> </text:span><text:span text:style-name="T50">(o.i.d, wat er extra verschijnt, </text:span><text:span text:style-name="T51">b.v. </text:span><text:span text:style-name="T48">UEFI: INT13</text:span><text:span text:style-name="T51">...</text:span><text:span text:style-name="T50">)</text:span><text:span text:style-name="T13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18"><text:span text:style-name="T14">Als de melding<text:line-break/></text:span><text:span text:style-name="Strong_20_Emphasis"><text:span text:style-name="T52">Could not create </text:span></text:span><text:span text:style-name="Strong_20_Emphasis"><text:span text:style-name="T53">MokList</text:span></text:span><text:span text:style-name="Strong_20_Emphasis"><text:span text:style-name="T52">X</text:span></text:span><text:span text:style-name="Strong_20_Emphasis"><text:span text:style-name="T53">RT: Out of Resources</text:span></text:span><text:span text:style-name="T14"> </text:span><text:span text:style-name="T15">of<text:line-break/></text:span><text:span text:style-name="Strong_20_Emphasis"><text:span text:style-name="T53">Failed to set MokListRT: Out of Resources</text:span></text:span><text:span text:style-name="T14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4"><text:span text:style-name="Strong_20_Emphasis"><text:span text:style-name="T22"><text:s/></text:span></text:span><text:span text:style-name="Strong_20_Emphasis"><text:span text:style-name="T40"><draw:control text:anchor-type="as-char" draw:z-index="4" draw:name="Vorm3" draw:style-name="gr1" draw:text-style-name="P39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4"><text:span text:style-name="T14">Ga naar BIOS setup, selecteer </text:span><text:span text:style-name="Strong_20_Emphasis"><text:span text:style-name="T53">General</text:span></text:span><text:span text:style-name="T14"> &gt; </text:span><text:span text:style-name="Strong_20_Emphasis"><text:span text:style-name="T53">Boot Sequence</text:span></text:span><text:span text:style-name="T14">, zorg ervoor dat </text:span><text:span text:style-name="Strong_20_Emphasis"><text:span text:style-name="T53">UEFI</text:span></text:span><text:span text:style-name="T14"> is geselecteerd en </text:span><text:span text:style-name="T15">verwijder </text:span><text:span text:style-name="T58">alle</text:span><text:span text:style-name="T15"> aanwezige </text:span><text:span text:style-name="Strong_20_Emphasis"><text:span text:style-name="T53">Boot Option</text:span></text:span><text:span text:style-name="T15">s via </text:span><text:span text:style-name="T46">Delete Boot Option</text:span><text:span text:style-name="T15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19"><text:span text:style-name="T41">Z</text:span><text:span text:style-name="T14">org ervoor dat </text:span><text:span text:style-name="Strong_20_Emphasis"><text:span text:style-name="T53">UEFI</text:span></text:span><text:span text:style-name="T14"> is geselecteerd en klik op </text:span><text:span text:style-name="Strong_20_Emphasis"><text:span text:style-name="T53">Add Boot Option</text:span></text:span><text:span text:style-name="T14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4"><text:span text:style-name="Strong_20_Emphasis"><text:span text:style-name="T22"/></text:span></text:p>
          </table:table-cell>
          <table:table-cell table:style-name="_32_._5f_Installatie_5f_uitvoeren.A1" office:value-type="string">
            <text:p text:style-name="P14"><text:span text:style-name="T14">Vul </text:span><text:span text:style-name="T16">in als </text:span><text:span text:style-name="T14">naam </text:span><text:span text:style-name="Strong_20_Emphasis"><text:span text:style-name="T53">Ubuntu</text:span></text:span><text:span text:style-name="T14"> en blader naar </text:span><text:span text:style-name="Strong_20_Emphasis"><text:span text:style-name="T54">GRUB</text:span></text:span><text:span text:style-name="Strong_20_Emphasis"><text:span text:style-name="T55">64</text:span></text:span><text:span text:style-name="Strong_20_Emphasis"><text:span text:style-name="T53">.</text:span></text:span><text:span text:style-name="Strong_20_Emphasis"><text:span text:style-name="T54">EFI</text:span></text:span><text:span text:style-name="T14">, klik op </text:span><text:span text:style-name="Strong_20_Emphasis"><text:span text:style-name="T53">OK</text:span></text:span><text:span text:style-name="T14"> en </text:span><text:span text:style-name="Strong_20_Emphasis"><text:span text:style-name="T53">Save</text:span></text:span><text:span text:style-name="T14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4"><text:span text:style-name="Strong_20_Emphasis"><text:span text:style-name="T22"/></text:span></text:p>
          </table:table-cell>
          <table:table-cell table:style-name="_32_._5f_Installatie_5f_uitvoeren.A1" office:value-type="string">
            <text:p text:style-name="P14"><text:span text:style-name="T14">Start opnieuw op met keuze </text:span><text:span text:style-name="Strong_20_Emphasis"><text:span text:style-name="T53">Ubuntu</text:span></text:span><text:span text:style-name="T14">.</text:span></text:p>
          </table:table-cell>
        </table:table-row>
      </table:table>
      <text:p text:style-name="P13"><text:span text:style-name="Strong_20_Emphasis"><text:span text:style-name="T59"/></text:span></text:p>
      <text:list xml:id="list80927478216962" text:continue-numbering="true" text:style-name="L1">
        <text:list-item>
          <text:p text:style-name="P36">Installatie afronden</text:p>
        </text:list-item>
      </text:list>
      <text:p text:style-name="P8"><text:span text:style-name="Emphasis"><text:span text:style-name="T8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3"><text:span text:style-name="Strong_20_Emphasis"><text:span text:style-name="T22"><text:s/></text:span></text:span><text:span text:style-name="Strong_20_Emphasis"><text:span text:style-name="T40"><draw:control text:anchor-type="as-char" draw:z-index="2" draw:name="Vorm7" draw:style-name="gr1" draw:text-style-name="P39" svg:width="0.35cm" svg:height="0.35cm" draw:control="control3"/></text:span></text:span></text:p>
          </table:table-cell>
          <table:table-cell table:style-name="_33_._5f_Installatie_5f_afronden.A1" office:value-type="string">
            <text:p text:style-name="P16"><text:span text:style-name="Strong_20_Emphasis"><text:span text:style-name="T23">Volg</text:span></text:span><text:span text:style-name="Strong_20_Emphasis"><text:span text:style-name="T24"> de stappen in </text:span></text:span><text:span text:style-name="Strong_20_Emphasis"><text:span text:style-name="T25">Checklist</text:span></text:span><text:span text:style-name="Strong_20_Emphasis"><text:span text:style-name="T26"> </text:span></text:span><text:span text:style-name="Strong_20_Emphasis"><text:span text:style-name="T25">installatie</text:span></text:span><text:span text:style-name="Strong_20_Emphasis"><text:span text:style-name="T26"> </text:span></text:span><text:span text:style-name="Strong_20_Emphasis"><text:span text:style-name="T25"><text:reference-ref text:reference-format="text" text:ref-name="Distributie">Ubuntu</text:reference-ref></text:span></text:span><text:span text:style-name="Strong_20_Emphasis"><text:span text:style-name="T26"><text:s/></text:span></text:span><text:span text:style-name="Strong_20_Emphasis"><text:span text:style-name="T25"><text:reference-ref text:reference-format="text" text:ref-name="Versie">20.04</text:reference-ref></text:span></text:span><text:span text:style-name="Strong_20_Emphasis"><text:span text:style-name="T26"><text:s/></text:span></text:span><text:span text:style-name="Strong_20_Emphasis"><text:span text:style-name="T25"><text:reference-ref text:reference-format="text" text:ref-name="Editie">desktop</text:reference-ref></text:span></text:span><text:span text:style-name="Strong_20_Emphasis"><text:span text:style-name="T25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22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5"><text:span text:style-name="Strong_20_Emphasis"><text:span text:style-name="T97"><text:s/></text:span></text:span><text:span text:style-name="T22"><draw:control text:anchor-type="as-char" draw:z-index="5" draw:name="Vorm5_0" draw:style-name="gr1" draw:text-style-name="P39" svg:width="0.35cm" svg:height="0.35cm" draw:control="control6"/></text:span></text:p>
          </table:table-cell>
          <table:table-cell table:style-name="_33_._5f_Installatie_5f_afronden.A1" office:value-type="string">
            <text:p text:style-name="P17"><text:span text:style-name="T17">Installeer extra stuurprogramma's via een </text:span><text:span text:style-name="Strong_20_Emphasis"><text:span text:style-name="T28">klik op </text:span></text:span><text:span text:style-name="Strong_20_Emphasis"><text:span text:style-name="T32">de </text:span></text:span><text:span text:style-name="Strong_20_Emphasis"><text:span text:style-name="T39">Super</text:span></text:span><text:span text:style-name="Strong_20_Emphasis"><text:span text:style-name="T32">-toets, </text:span></text:span><text:span text:style-name="Strong_20_Emphasis"><text:span text:style-name="T33">t</text:span></text:span><text:span text:style-name="Strong_20_Emphasis"><text:span text:style-name="T34">yp </text:span></text:span><text:span text:style-name="Strong_20_Emphasis"><text:span text:style-name="T44">stuu</text:span></text:span><text:span text:style-name="Strong_20_Emphasis"><text:span text:style-name="T32"> </text:span></text:span><text:span text:style-name="Strong_20_Emphasis"><text:span text:style-name="T35">e</text:span></text:span><text:span text:style-name="Strong_20_Emphasis"><text:span text:style-name="T36">n </text:span></text:span><text:span text:style-name="Strong_20_Emphasis"><text:span text:style-name="T37">k</text:span></text:span><text:span text:style-name="Strong_20_Emphasis"><text:span text:style-name="T36">lik op het pictogram van </text:span></text:span><text:span text:style-name="Strong_20_Emphasis"><text:span text:style-name="T57">Extra stuurprogramma's</text:span></text:span><text:span text:style-name="Strong_20_Emphasis"><text:span text:style-name="T3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5"><text:span text:style-name="Strong_20_Emphasis"><text:span text:style-name="T97"/></text:span></text:p>
          </table:table-cell>
          <table:table-cell table:style-name="_33_._5f_Installatie_5f_afronden.A1" office:value-type="string">
            <text:p text:style-name="P20"><text:span text:style-name="T42">Selecteer</text:span><text:span text:style-name="T18"> </text:span><text:span text:style-name="Strong_20_Emphasis"><text:span text:style-name="T56">NVIDIA driver metapackage van nvidia-driver-&lt;nnn&gt; gebruiken (niet-vrij, getest)</text:span></text:span><text:span text:style-name="T18"> </text:span><text:span text:style-name="T19">klik </text:span><text:span text:style-name="T18">op </text:span><text:span text:style-name="T47">Wijzigingen doorvoeren</text:span><text:span text:style-name="T18">.</text:span></text:p>
          </table:table-cell>
        </table:table-row>
      </table:table>
      <text:p text:style-name="P27"><text:line-break/></text:p>
      <text:list xml:id="list80927889534515" text:continue-numbering="true" text:style-name="L1">
        <text:list-item>
          <text:p text:style-name="P33">Gebruiker inrichten</text:p>
        </text:list-item>
      </text:list>
      <text:p text:style-name="P11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3"><text:span text:style-name="Strong_20_Emphasis"><text:span text:style-name="T97"><text:s/></text:span></text:span><text:span text:style-name="T22"><draw:control text:anchor-type="as-char" draw:z-index="3" draw:name="Vorm11" draw:style-name="gr1" draw:text-style-name="P39" svg:width="0.35cm" svg:height="0.35cm" draw:control="control4"/></text:span></text:p>
          </table:table-cell>
          <table:table-cell table:style-name="_34_._5f_Gebruiker_5f_inrichten.A1" office:value-type="string">
            <text:p text:style-name="P16"><text:span text:style-name="Strong_20_Emphasis"><text:span text:style-name="T23">Volg</text:span></text:span><text:span text:style-name="Strong_20_Emphasis"><text:span text:style-name="T24"> de stappen in </text:span></text:span><text:span text:style-name="Strong_20_Emphasis"><text:span text:style-name="T25">Checklist</text:span></text:span><text:span text:style-name="Strong_20_Emphasis"><text:span text:style-name="T26"> </text:span></text:span><text:span text:style-name="Strong_20_Emphasis"><text:span text:style-name="T25">installatie</text:span></text:span><text:span text:style-name="Strong_20_Emphasis"><text:span text:style-name="T26"> </text:span></text:span><text:span text:style-name="Strong_20_Emphasis"><text:span text:style-name="T25"><text:reference-ref text:reference-format="text" text:ref-name="Distributie">Ubuntu</text:reference-ref></text:span></text:span><text:span text:style-name="Strong_20_Emphasis"><text:span text:style-name="T26"><text:s/></text:span></text:span><text:span text:style-name="Strong_20_Emphasis"><text:span text:style-name="T25"><text:reference-ref text:reference-format="text" text:ref-name="Versie">20.04</text:reference-ref></text:span></text:span><text:span text:style-name="Strong_20_Emphasis"><text:span text:style-name="T26"><text:s/></text:span></text:span><text:span text:style-name="Strong_20_Emphasis"><text:span text:style-name="T25"><text:reference-ref text:reference-format="text" text:ref-name="Editie">desktop</text:reference-ref></text:span></text:span><text:span text:style-name="Strong_20_Emphasis"><text:span text:style-name="T25">.</text:span></text:span></text:p>
          </table:table-cell>
        </table:table-row>
      </table:table>
      <text:p text:style-name="P28"/>
      <text:p text:style-name="P28"/>
      <text:p text:style-name="P34"><text:span text:style-name="T84">E</text:span><text:span text:style-name="T85">inde c</text:span><text:span text:style-name="T81">hecklist, </text:span><text:span text:style-name="T86">d</text:span><text:span text:style-name="T81">e installatie van </text:span><text:span text:style-name="T81"><text:reference-ref text:reference-format="text" text:ref-name="Distributie">Ubuntu</text:reference-ref></text:span><text:span text:style-name="T81"><text:s/></text:span><text:span text:style-name="T82"><text:reference-ref text:reference-format="text" text:ref-name="Versie">20.04</text:reference-ref></text:span><text:span text:style-name="Strong_20_Emphasis"><text:span text:style-name="T89"><text:s/></text:span></text:span><text:span text:style-name="Strong_20_Emphasis"><text:span text:style-name="T90">LTS</text:span></text:span><text:span text:style-name="T81"> </text:span><text:span text:style-name="T81"><text:reference-ref text:reference-format="text" text:ref-name="Editie">desktop</text:reference-ref></text:span><text:span text:style-name="T81"><text:s/></text:span><text:span text:style-name="T83">op </text:span><text:span text:style-name="T83"><text:reference-ref text:reference-format="text" text:ref-name="Computernaam">pc01</text:reference-ref></text:span><text:span text:style-name="T83"><text:s/></text:span><text:span text:style-name="T81">is voltooid.</text:span><text:line-break/></text:p>
      <text:p text:style-name="P4"><text:span text:style-name="T75">Geschreven</text:span><text:span text:style-name="T20"> door Karel Zimmer &lt;</text:span><text:a xlink:type="simple" xlink:href="mailto:info@karelzimmer.nl" text:style-name="Internet_20_link" text:visited-style-name="Visited_20_Internet_20_Link"><text:span text:style-name="T97">info@karelzimmer.nl</text:span></text:a><text:span text:style-name="T20">&gt;</text:span><text:span text:style-name="T2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1" svg:font-family="'Courier New'" style:font-family-generic="modern"/>
    <style:font-face style:name="Arial Unicode MS1" svg:font-family="'Arial Unicode MS'" style:font-adornments="Standaard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style:font-name-asian="HG Mincho Light J" style:font-family-asian="'HG Mincho Light J'" style:font-style-name-asian="Standaard" style:font-name-complex="Arial Unicode MS1" style:font-family-complex="'Arial Unicode MS'" style:font-style-name-complex="Standaard" style:font-family-generic-complex="swiss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1" fo:font-family="StarSymbol" style:font-charset="x-symbol" fo:font-size="12pt" style:font-name-asian="StarSymbol1" style:font-family-asian="StarSymbol" style:font-charset-asian="x-symbol" style:font-size-asian="10.5pt" style:font-name-complex="StarSymbol1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Strong_20_Emphasis" style:display-name="Strong Emphasis" style:family="text">
      <style:text-properties style:font-name="Liberation Sans1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style:font-name="Liberation Sans" fo:font-family="'Liberation Sans'" style:font-style-name="Standaard" style:font-family-generic="swiss" style:font-pitch="variable" fo:font-size="12pt" fo:font-style="italic" fo:font-weight="normal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06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9f0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01</text:file-name><text:tab/><text:date style:data-style-name="N36" text:date-value="2022-04-06T08:09:25.989810205">06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6T08:09:25.771652390</dc:date>
    <meta:print-date>2010-08-26T11:22:59</meta:print-date>
    <meta:keyword>Installatie</meta:keyword>
    <meta:keyword>Checklist</meta:keyword>
    <meta:keyword>Linux</meta:keyword>
    <meta:editing-cycles>2501</meta:editing-cycles>
    <meta:editing-duration>P5DT4H47M1S</meta:editing-duration>
    <meta:printed-by>Karel Zimmer</meta:printed-by>
    <dc:creator>Karel Zimmer</dc:creator>
    <meta:document-statistic meta:table-count="4" meta:image-count="0" meta:object-count="0" meta:page-count="2" meta:paragraph-count="36" meta:word-count="242" meta:character-count="1663" meta:non-whitespace-character-count="1435"/>
    <meta:user-defined meta:name="Info 1"/>
    <meta:user-defined meta:name="Info 2"/>
    <meta:user-defined meta:name="Info 3"/>
    <meta:user-defined meta:name="Info 4"/>
  </office:meta>
</office:document-meta>
</file>